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 Friend We have in Jesus (Blue Hymnal #154)</text:p>
      <text:p text:style-name="P1">=================================================</text:p>
      <text:p text:style-name="P1"/>
      <text:p text:style-name="P1">[ CHORDS ]</text:p>
      <text:p text:style-name="Preformatted_20_Text"/>
      <text:p text:style-name="P2">D <text:s text:c="6"/>G <text:s text:c="6"/>A</text:p>
      <text:p text:style-name="P2">xoo=== <text:s/>==oo== <text:s/>oo===o</text:p>
      <text:p text:style-name="P2">|||||| <text:s/>|||||| <text:s/>||||||</text:p>
      <text:p text:style-name="P2">|||O|O <text:s/>|O|||| <text:s/>||OOO|</text:p>
      <text:p text:style-name="P2">||||O| <text:s/>O|||OO <text:s/>||||||</text:p>
      <text:p text:style-name="P2">|||||| <text:s/>|||||| <text:s/>||||||</text:p>
      <text:p text:style-name="P2"/>
      <text:p text:style-name="P1">[ CAPO 3 ]</text:p>
      <text:p text:style-name="Preformatted_20_Text"/>
      <text:p text:style-name="P1">[ INTRO ]</text:p>
      <text:p text:style-name="Preformatted_20_Text"/>
      <text:p text:style-name="P2">| D <text:s/>| G <text:s/>| D A | D <text:s/>|</text:p>
      <text:p text:style-name="Preformatted_20_Text"/>
      <text:p text:style-name="P1">[ VERSE 1 ]</text:p>
      <text:p text:style-name="P2">D <text:s text:c="23"/>G <text:s text:c="6"/>D <text:s text:c="24"/>A</text:p>
      <text:p text:style-name="Preformatted_20_Text">What a friend we have in Je-sus, all our sins and grief to bear!</text:p>
      <text:p text:style-name="P2">D <text:s text:c="20"/>G <text:s text:c="5"/>D <text:s text:c="5"/>A <text:s text:c="14"/>D</text:p>
      <text:p text:style-name="Preformatted_20_Text">What a pri-vi-lege to car-ry ev-'ry-thing to God in prayer!</text:p>
      <text:p text:style-name="P2">A <text:s text:c="22"/>D <text:s text:c="8"/>G <text:s text:c="7"/>D <text:s text:c="16"/>A</text:p>
      <text:p text:style-name="Preformatted_20_Text">Oh, what peace we often for-feit, oh, what need-less pain we bear</text:p>
      <text:p text:style-name="P2">D <text:s text:c="21"/>G <text:s text:c="5"/>D <text:s text:c="5"/>A <text:s text:c="14"/>D</text:p>
      <text:p text:style-name="Preformatted_20_Text">All be-cause we do not car-ry ev-'ry-thing to God in prayer.</text:p>
      <text:p text:style-name="Preformatted_20_Text"/>
      <text:p text:style-name="P1">[ VERSE 2 ]</text:p>
      <text:p text:style-name="Preformatted_20_Text">Have we tri-als and temp-ta-tions? Is there trou-ble an-y-where?</text:p>
      <text:p text:style-name="Preformatted_20_Text">We should ne-ver be dis-cour-aged, take it to the Lord in prayer.</text:p>
      <text:p text:style-name="Preformatted_20_Text">Can we find a friend so faith-ful? Who will all our sor-rows share?</text:p>
      <text:p text:style-name="Preformatted_20_Text">Jesus knows our ev-'ry weak-ness, take it to the Lord in prayer.</text:p>
      <text:p text:style-name="Preformatted_20_Text"/>
      <text:p text:style-name="P1">[ VERSE 3 ]</text:p>
      <text:p text:style-name="Preformatted_20_Text">Are we weak and heav-y la-den, cum-bered with a load of care?</text:p>
      <text:p text:style-name="Preformatted_20_Text">Pre-cious Sav-ior, still our ref-uge; take it to the Lord in prayer.</text:p>
      <text:p text:style-name="Preformatted_20_Text">Do thy friends de-spise for-sake thee? Take it to the Lord in prayer.</text:p>
      <text:p text:style-name="Preformatted_20_Text">In His arms He'll take and shield thee, thou wilt find a so-lace there.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05:11.699790450</dc:date>
    <meta:editing-duration>PT13M50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31" meta:word-count="224" meta:character-count="1315" meta:non-whitespace-character-count="902"/>
  </office:meta>
</office:document-meta>
</file>